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margin-top="0cm" fo:margin-bottom="0.353cm" loext:contextual-spacing="false" fo:line-height="115%"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paragraph-properties fo:margin-left="0cm" fo:margin-right="0cm" fo:margin-top="0cm" fo:margin-bottom="0.353cm" loext:contextual-spacing="false" fo:line-height="115%" fo:text-align="justify" style:justify-single-word="false" fo:text-indent="0cm" style:auto-text-indent="false" fo:break-before="auto" fo:break-after="auto" style:writing-mode="lr-tb"/>
    </style:style>
    <style:style style:name="P4"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P5" style:family="paragraph" style:parent-style-name="Title"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fzah2ylqk0vj"/>Cahan Uczy i Bawi</text:p>
      <text:p text:style-name="P1"><text:bookmark text:name="h.c63zo4ewfejp"/>Wszystko o dialogach</text:p>
      <text:p text:style-name="P2">Mało jest opowiadań bez dialogów i nie dziwota, zważywszy na ich istotną rolę. Nie uświadczysz ich chociażby w formie listu, pamiętnika czy typowej kroniki. Jeśli piszemy najzwyklejsze w świecie opowiadanie, to prędzej czy później nasi bohaterowie zaczną ze sobą rozmawiać, o ile nie są niemowami. Dlatego przydałoby się wiedzieć co nieco o zapisie oraz o roli dialogów.</text:p>
      <text:h text:style-name="P4" text:outline-level="10"><text:bookmark text:name="h.i30uxaz04np7"/>Ogólna rola dialogów w opowiadaniu</text:h>
      <text:p text:style-name="P2">Przede wszystkim wprowadzają one pewien dynamizm do naszego fanfika. Dzieje się tak z paru powodów. Pierwszym z nich jest to, że zapis dialogowy odcina się od jednolitej masy opisowej i stanowi pewnego rodzaju odpoczynek dla oczu czytelnika. Inną kwestią jest to, że w dialogach coś się dzieje, bo budowane są wzajemne relacje między bohaterami. No i to świetna okazja na wprowadzenie paru żartów.</text:p>
      <text:p text:style-name="P2">Poprzez rozmowy pomiędzy postaciami możemy przekazywać informacje o świecie przedstawionym utworu. Przykład:</text:p>
      <text:p text:style-name="P3">– Macie rację, zajmiemy się tym jako tymczasowy pan na Magicgard. Wybaczcie nam za to niedopatrzenie, niestety znajdowaliśmy się w rozjazdach.</text:p>
      <text:p text:style-name="P3">Już wiemy, kim ten kuc jest. Informacja o tym, kto panuje na Magicgard. To jest krótka wiadomość, ale spełnia tę samą funkcję, co X mówiący do Y o zwyczajach godowych smoków.</text:p>
      <text:p text:style-name="P3">Coś jeszcze? Tak, rola w kreacji postaci. Każdy z nas ma inny sposób wypowiadania się. Powiedzonka? Makaronizmy? Styl? Droga wolna. Dziwne szyki i zniekształcone słowa? Jak najbardziej. Takie rzeczy pozwolą nam na uczynienia naszego bohatera bardziej charakterystycznym i prostszym do zapamiętania dla czytelnika. Stylizując tekst, musimy wiedzieć, co chcemy osiągnąć i kto z kim rozmawia. Chyba nikt (poza ostatnią patologią) nie mówi do matki „Ty ździro”, ale do nielubianej koleżanki jest już to bardziej prawdopodobne. Do osoby wyższej rangą zwracamy się, używając przeróżnych form grzecznościowych. Archaizmy? Tona pochlebstw? Nadmuchany język? Jak najbardziej. Zobaczcie, jak bardzo różnią się sposoby mówienia szlachcica i chłopa.</text:p>
      <text:p text:style-name="P3">– Moja matula chora, umierająca jest. Z nozdrzy krew jej leci. Wnet zejść jej z tego padołu przyjdzie. Poratujcie, Pani, poratujcie.</text:p>
      <text:p text:style-name="P2">– My również mamy taką nadzieję, Wasza Wysokość. Czujemy się zaiste zaszczyceni, iż raczyliście osobiście się z nami spotkać. To dla nas wielka radość móc z wami pomówić przed tak długim okresem naszej nieobecności w Mooncastle – rzekł pan na Stardate Ridge.</text:p>
      <text:p text:style-name="P2">Różnią się od siebie, prawda? Sądzę, że nawet bez form grzecznościowych nie sprawiłoby wam kłopotu stwierdzenie, do jakiego rodzaju bohatera pasują te słowa. Takie coś dodatkowo buduje klimat, więc dlaczego regularnie widzę bohaterów, którzy posługują się zwykłym, współczesnym językiem niezależnie od tego, kim są?</text:p>
      <text:p text:style-name="P2"><text:soft-page-break/>Co jeszcze można tu upchnąć? Wady wymowy. Jeśli zrobisz postać z charakterystyczną wadą wymowy, to wszyscy będą ją pamiętać. A akcenty? Osobiście preferuję co jakiś czas po prostu napisać wprost. Np.:</text:p>
      <text:p text:style-name="P2">– Na jaja Celestii! Chyba nie podlałam śmieci! – powiedziała z ciężkim akcentem Cutie Horn.</text:p>
      <text:h text:style-name="P4" text:outline-level="10"><text:bookmark text:name="h.fsq9whq9dd31"/>Najczęściej popełniane błędy</text:h>
      <text:p text:style-name="P2">Wiele osób zapomina o tym, kim jest jego bohater. Najczęściej objawia się to w wypowiedziach królewskich sióstr. Co regularnie widuję? Celestię i Lunę, które mówią jak gimnazjalistki, a w głowach mają słomę z butów. Ludzie, pamiętajcie o rangach społecznych. Tak samo jak chłop nie będzie mówił jak profesor, tak od starej jak świat władczyni oczekuje się kultury, mądrości i jakiegoś nieco bardziej wyrafinowanego języka. Kiedy piszemy o średniowiecznej Equestrii, to nie używajmy słów i zwrotów z serii „Nara, ziom!”.</text:p>
      <text:p text:style-name="P2">Nieodpowiedni język to jedno, drugą sprawą jest wciskanie w usta bohaterów kanonicznych zwrotów typu „20 procent cooler!” i „Yay” aż do porzygu. Jeśli w ten sposób chcecie zaznaczyć, że to X, to zmieńcie strategię, bo jest zła, a sam zabieg w miażdżącej większości przypadków wypada żałośnie. Tak samo jak wsadzanie na siłę rzeczy odnoszących się do zainteresowań Mane 6.</text:p>
      <text:p text:style-name="P2">Kolejnym problemem jest nieprawidłowy zapis, objawiający się użyciem znaku „-” zamiast półpauzy.Wygląda to słabo i jest błędem, za który biją wściekłe Gandzie. Nieprawidłowe jest też używanie w tym celu cudzysłowu, jeśli piszemy po polsku. Bez kolorków i bez „Imię: Blablabla”, jeśli to nie jest dramat.</text:p>
      <text:p text:style-name="P2">Inną sprawą jest walenie paru stron samych dialogów, bez przerywników. Wtedy tekst przypomina sito, a bohaterowie zawieszeni są w próżni. Starajmy się to jednak nieco zagęścić, by zamiast wody na marchewce wyszedł chociaż rosół. Nie róbmy białych ścian. Często też mogę zaobserwować sytuację, w której ktoś upycha część opisową bezpośrednio w zapisie dialogowym. Jedno zdanie przerywnika jest ok. Ale kilka już nie. Wówczas lepiej zrobić cały osobny akapit takowego i dopiero potem dać wypowiedź.</text:p>
      <text:h text:style-name="P4" text:outline-level="10"><text:bookmark text:name="h.j3roympm85gr"/>Polski zapis dialogowy</text:h>
      <text:p text:style-name="P2">Na wstępie zacznę, że nie jestem mistrzynią korekty, więc nie zamierzam mówić o rzeczach, na których znam się dość słabo. Dlatego skupię się na rzeczach mi wiadomych. Jak wygląda polski zapis dialogowy? Zaczyna się od nowego akapitu, przy którym robimy wcięcie przy pomocy klawisza TAB, tak samo jak przy każdym innym akapicie. Następnie mamy schemat, który w najprostszej wersji wygląda tak: półpauza, wypowiedź. Świetnie, ale czy jest coś jeszcze? Oczywiście! Nie możemy cały czas używać tego wariantu. Dlatego mamy też opcję: półpauza, wypowiedź, półpauza, kto co powiedział i jak to zrobił oraz półpauza, wypowiedź, półpauza, przerywnik, półpauza, wypowiedź. Możemy ze sobą łączyć te metody.</text:p>
      <text:h text:style-name="P4" text:outline-level="10"><text:bookmark text:name="h.ikcu7talv7a4"/>Radosne rozmowy taboretów</text:h>
      <text:p text:style-name="P2">Czy możemy wyrażać emocje poprzez dialogi? Jak najbardziej i wcale nie potrzeba tu wsadzać gróźb czy „Ale ja go kocham, wujku!”. Jest coś jeszcze, a imię tego: długość wypowiedzi. Silne emocje? Słowa będą krótkie, choć może być ich dużo. Dłuższe wypowiedzi zazwyczaj pojawiają się, kiedy ktoś jest opanowany. Dlatego nie przystoją w <text:soft-page-break/>sytuacjach takich jak przerażenie czy gniew. Jak drze japę wkurzona klacz, będzie to pierwszy czy drugi z poniższych przykładów?</text:p>
      <text:p text:style-name="P2">– Nic nie robisz dla domu! Nie wyrzucasz śmieci! Nie gotujesz! Nie pierzesz! Nie bawisz się ze źrebakami! Jesteś niczym! Niczym! Nawet komplementów mi nie prawisz! Czy ty mnie jeszcze kochasz?! Jak mogłeś zapomnieć o naszej rocznicy, łachudro?!</text:p>
      <text:p text:style-name="P2">– Nic nie robisz dla domu, widzisz te sterty śmieci i nieumyte gary? Kiedy ostatnio ugotowałeś obiad i czemu był taki paskudny?! A nasze źrebaki to chyba w ogóle cię nie obchodzą, bo się z nimi nie bawisz, ani nie odbierasz ich z przedszkola! Na dodatek raczej mnie nie kochasz, bo nie prawisz mi komplementów, a seksu nie uprawialiśmy od trzech dni! Jak mogłeś zapomnieć datę naszej rocznicy ślubu i nie zaprosić mnie do restauracji, łachudro?!</text:p>
      <text:p text:style-name="P2">Odpowiedź pozostawiam wam.</text:p>
      <text:p text:style-name="P2"/>
      <text:p text:style-name="P2"><text:a xlink:type="simple" xlink:href="http://kp-shadowsquirrel.deviantart.com/art/Mud-Fight-531176670" text:style-name="Internet_20_link" text:visited-style-name="Visited_20_Internet_20_Link">http</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kp</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shadowsquirrel</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deviantart</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com</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art</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Mud</text:a><text:a xlink:type="simple" xlink:href="http://kp-shadowsquirrel.deviantart.com/art/Mud-Fight-531176670" text:style-name="Internet_20_link" text:visited-style-name="Visited_20_Internet_20_Link">-</text:a><text:a xlink:type="simple" xlink:href="http://kp-shadowsquirrel.deviantart.com/art/Mud-Fight-531176670" text:style-name="Internet_20_link" text:visited-style-name="Visited_20_Internet_20_Link">Fight</text:a><text:a xlink:type="simple" xlink:href="http://kp-shadowsquirrel.deviantart.com/art/Mud-Fight-531176670" text:style-name="Internet_20_link" text:visited-style-name="Visited_20_Internet_20_Link">-531176670</text:a></text:p>
      <text:p text:style-name="P2"><text:a xlink:type="simple" xlink:href="http://xbaz0uk4x.deviantart.com/art/Fall-of-the-crystal-empire-471633023" text:style-name="Internet_20_link" text:visited-style-name="Visited_20_Internet_20_Link">http</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xbaz</text:a><text:a xlink:type="simple" xlink:href="http://xbaz0uk4x.deviantart.com/art/Fall-of-the-crystal-empire-471633023" text:style-name="Internet_20_link" text:visited-style-name="Visited_20_Internet_20_Link">0</text:a><text:a xlink:type="simple" xlink:href="http://xbaz0uk4x.deviantart.com/art/Fall-of-the-crystal-empire-471633023" text:style-name="Internet_20_link" text:visited-style-name="Visited_20_Internet_20_Link">uk</text:a><text:a xlink:type="simple" xlink:href="http://xbaz0uk4x.deviantart.com/art/Fall-of-the-crystal-empire-471633023" text:style-name="Internet_20_link" text:visited-style-name="Visited_20_Internet_20_Link">4</text:a><text:a xlink:type="simple" xlink:href="http://xbaz0uk4x.deviantart.com/art/Fall-of-the-crystal-empire-471633023" text:style-name="Internet_20_link" text:visited-style-name="Visited_20_Internet_20_Link">x</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deviantart</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com</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art</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Fall</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of</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the</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crystal</text:a><text:a xlink:type="simple" xlink:href="http://xbaz0uk4x.deviantart.com/art/Fall-of-the-crystal-empire-471633023" text:style-name="Internet_20_link" text:visited-style-name="Visited_20_Internet_20_Link">-</text:a><text:a xlink:type="simple" xlink:href="http://xbaz0uk4x.deviantart.com/art/Fall-of-the-crystal-empire-471633023" text:style-name="Internet_20_link" text:visited-style-name="Visited_20_Internet_20_Link">empire</text:a><text:a xlink:type="simple" xlink:href="http://xbaz0uk4x.deviantart.com/art/Fall-of-the-crystal-empire-471633023" text:style-name="Internet_20_link" text:visited-style-name="Visited_20_Internet_20_Link">-471633023</text:a></text:p>
      <text:p text:style-name="P2"><text:a xlink:type="simple" xlink:href="http://kp-shadowsquirrel.deviantart.com/art/Tea-Time-530335911?q=favby%3ACahandariella%2F61164104&amp;qo=5" text:style-name="Internet_20_link" text:visited-style-name="Visited_20_Internet_20_Link">http</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kp</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shadowsquirrel</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deviantart</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com</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art</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Tea</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Time</text:a><text:a xlink:type="simple" xlink:href="http://kp-shadowsquirrel.deviantart.com/art/Tea-Time-530335911?q=favby%3ACahandariella%2F61164104&amp;qo=5" text:style-name="Internet_20_link" text:visited-style-name="Visited_20_Internet_20_Link">-530335911?</text:a><text:a xlink:type="simple" xlink:href="http://kp-shadowsquirrel.deviantart.com/art/Tea-Time-530335911?q=favby%3ACahandariella%2F61164104&amp;qo=5" text:style-name="Internet_20_link" text:visited-style-name="Visited_20_Internet_20_Link">q</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favby</text:a><text:a xlink:type="simple" xlink:href="http://kp-shadowsquirrel.deviantart.com/art/Tea-Time-530335911?q=favby%3ACahandariella%2F61164104&amp;qo=5" text:style-name="Internet_20_link" text:visited-style-name="Visited_20_Internet_20_Link">%3</text:a><text:a xlink:type="simple" xlink:href="http://kp-shadowsquirrel.deviantart.com/art/Tea-Time-530335911?q=favby%3ACahandariella%2F61164104&amp;qo=5" text:style-name="Internet_20_link" text:visited-style-name="Visited_20_Internet_20_Link">ACahandariella</text:a><text:a xlink:type="simple" xlink:href="http://kp-shadowsquirrel.deviantart.com/art/Tea-Time-530335911?q=favby%3ACahandariella%2F61164104&amp;qo=5" text:style-name="Internet_20_link" text:visited-style-name="Visited_20_Internet_20_Link">%2</text:a><text:a xlink:type="simple" xlink:href="http://kp-shadowsquirrel.deviantart.com/art/Tea-Time-530335911?q=favby%3ACahandariella%2F61164104&amp;qo=5" text:style-name="Internet_20_link" text:visited-style-name="Visited_20_Internet_20_Link">F</text:a><text:a xlink:type="simple" xlink:href="http://kp-shadowsquirrel.deviantart.com/art/Tea-Time-530335911?q=favby%3ACahandariella%2F61164104&amp;qo=5" text:style-name="Internet_20_link" text:visited-style-name="Visited_20_Internet_20_Link">61164104&amp;</text:a><text:a xlink:type="simple" xlink:href="http://kp-shadowsquirrel.deviantart.com/art/Tea-Time-530335911?q=favby%3ACahandariella%2F61164104&amp;qo=5" text:style-name="Internet_20_link" text:visited-style-name="Visited_20_Internet_20_Link">qo</text:a><text:a xlink:type="simple" xlink:href="http://kp-shadowsquirrel.deviantart.com/art/Tea-Time-530335911?q=favby%3ACahandariella%2F61164104&amp;qo=5" text:style-name="Internet_20_link" text:visited-style-name="Visited_20_Internet_20_Link">=5</text:a></text:p>
      <text:p text:style-name="P2"><text:a xlink:type="simple" xlink:href="http://kp-shadowsquirrel.deviantart.com/art/Tea-Time-530335911?q=favby%3ACahandariella%2F61164104&amp;qo=5" text:style-name="Internet_20_link" text:visited-style-name="Visited_20_Internet_20_Link">http</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kp</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shadowsquirrel</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deviantart</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com</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art</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Tea</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Time</text:a><text:a xlink:type="simple" xlink:href="http://kp-shadowsquirrel.deviantart.com/art/Tea-Time-530335911?q=favby%3ACahandariella%2F61164104&amp;qo=5" text:style-name="Internet_20_link" text:visited-style-name="Visited_20_Internet_20_Link">-530335911?</text:a><text:a xlink:type="simple" xlink:href="http://kp-shadowsquirrel.deviantart.com/art/Tea-Time-530335911?q=favby%3ACahandariella%2F61164104&amp;qo=5" text:style-name="Internet_20_link" text:visited-style-name="Visited_20_Internet_20_Link">q</text:a><text:a xlink:type="simple" xlink:href="http://kp-shadowsquirrel.deviantart.com/art/Tea-Time-530335911?q=favby%3ACahandariella%2F61164104&amp;qo=5" text:style-name="Internet_20_link" text:visited-style-name="Visited_20_Internet_20_Link">=</text:a><text:a xlink:type="simple" xlink:href="http://kp-shadowsquirrel.deviantart.com/art/Tea-Time-530335911?q=favby%3ACahandariella%2F61164104&amp;qo=5" text:style-name="Internet_20_link" text:visited-style-name="Visited_20_Internet_20_Link">favby</text:a><text:a xlink:type="simple" xlink:href="http://kp-shadowsquirrel.deviantart.com/art/Tea-Time-530335911?q=favby%3ACahandariella%2F61164104&amp;qo=5" text:style-name="Internet_20_link" text:visited-style-name="Visited_20_Internet_20_Link">%3</text:a><text:a xlink:type="simple" xlink:href="http://kp-shadowsquirrel.deviantart.com/art/Tea-Time-530335911?q=favby%3ACahandariella%2F61164104&amp;qo=5" text:style-name="Internet_20_link" text:visited-style-name="Visited_20_Internet_20_Link">ACahandariella</text:a><text:a xlink:type="simple" xlink:href="http://kp-shadowsquirrel.deviantart.com/art/Tea-Time-530335911?q=favby%3ACahandariella%2F61164104&amp;qo=5" text:style-name="Internet_20_link" text:visited-style-name="Visited_20_Internet_20_Link">%2</text:a><text:a xlink:type="simple" xlink:href="http://kp-shadowsquirrel.deviantart.com/art/Tea-Time-530335911?q=favby%3ACahandariella%2F61164104&amp;qo=5" text:style-name="Internet_20_link" text:visited-style-name="Visited_20_Internet_20_Link">F</text:a><text:a xlink:type="simple" xlink:href="http://kp-shadowsquirrel.deviantart.com/art/Tea-Time-530335911?q=favby%3ACahandariella%2F61164104&amp;qo=5" text:style-name="Internet_20_link" text:visited-style-name="Visited_20_Internet_20_Link">61164104&amp;</text:a><text:a xlink:type="simple" xlink:href="http://kp-shadowsquirrel.deviantart.com/art/Tea-Time-530335911?q=favby%3ACahandariella%2F61164104&amp;qo=5" text:style-name="Internet_20_link" text:visited-style-name="Visited_20_Internet_20_Link">qo</text:a><text:a xlink:type="simple" xlink:href="http://kp-shadowsquirrel.deviantart.com/art/Tea-Time-530335911?q=favby%3ACahandariella%2F61164104&amp;qo=5" text:style-name="Internet_20_link" text:visited-style-name="Visited_20_Internet_20_Link">=5</text:a></text:p>
      <text:p text:style-name="P2"><text:a xlink:type="simple" xlink:href="http://inuhoshi-to-darkpen.deviantart.com/art/Taste-of-Nightmare-Night-408471390?q=favby%3ACahandariella%2F61164104&amp;qo=30" text:style-name="Internet_20_link" text:visited-style-name="Visited_20_Internet_20_Link">http</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inuhoshi</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to</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darkpen</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deviantart</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com</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art</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Taste</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of</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Nightmare</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Night</text:a><text:a xlink:type="simple" xlink:href="http://inuhoshi-to-darkpen.deviantart.com/art/Taste-of-Nightmare-Night-408471390?q=favby%3ACahandariella%2F61164104&amp;qo=30" text:style-name="Internet_20_link" text:visited-style-name="Visited_20_Internet_20_Link">-408471390?</text:a><text:a xlink:type="simple" xlink:href="http://inuhoshi-to-darkpen.deviantart.com/art/Taste-of-Nightmare-Night-408471390?q=favby%3ACahandariella%2F61164104&amp;qo=30" text:style-name="Internet_20_link" text:visited-style-name="Visited_20_Internet_20_Link">q</text:a><text:a xlink:type="simple" xlink:href="http://inuhoshi-to-darkpen.deviantart.com/art/Taste-of-Nightmare-Night-408471390?q=favby%3ACahandariella%2F61164104&amp;qo=30" text:style-name="Internet_20_link" text:visited-style-name="Visited_20_Internet_20_Link">=</text:a><text:a xlink:type="simple" xlink:href="http://inuhoshi-to-darkpen.deviantart.com/art/Taste-of-Nightmare-Night-408471390?q=favby%3ACahandariella%2F61164104&amp;qo=30" text:style-name="Internet_20_link" text:visited-style-name="Visited_20_Internet_20_Link">favby</text:a><text:a xlink:type="simple" xlink:href="http://inuhoshi-to-darkpen.deviantart.com/art/Taste-of-Nightmare-Night-408471390?q=favby%3ACahandariella%2F61164104&amp;qo=30" text:style-name="Internet_20_link" text:visited-style-name="Visited_20_Internet_20_Link">%3</text:a><text:a xlink:type="simple" xlink:href="http://inuhoshi-to-darkpen.deviantart.com/art/Taste-of-Nightmare-Night-408471390?q=favby%3ACahandariella%2F61164104&amp;qo=30" text:style-name="Internet_20_link" text:visited-style-name="Visited_20_Internet_20_Link">ACahandariella</text:a><text:a xlink:type="simple" xlink:href="http://inuhoshi-to-darkpen.deviantart.com/art/Taste-of-Nightmare-Night-408471390?q=favby%3ACahandariella%2F61164104&amp;qo=30" text:style-name="Internet_20_link" text:visited-style-name="Visited_20_Internet_20_Link">%2</text:a><text:a xlink:type="simple" xlink:href="http://inuhoshi-to-darkpen.deviantart.com/art/Taste-of-Nightmare-Night-408471390?q=favby%3ACahandariella%2F61164104&amp;qo=30" text:style-name="Internet_20_link" text:visited-style-name="Visited_20_Internet_20_Link">F</text:a><text:a xlink:type="simple" xlink:href="http://inuhoshi-to-darkpen.deviantart.com/art/Taste-of-Nightmare-Night-408471390?q=favby%3ACahandariella%2F61164104&amp;qo=30" text:style-name="Internet_20_link" text:visited-style-name="Visited_20_Internet_20_Link">61164104&amp;</text:a><text:a xlink:type="simple" xlink:href="http://inuhoshi-to-darkpen.deviantart.com/art/Taste-of-Nightmare-Night-408471390?q=favby%3ACahandariella%2F61164104&amp;qo=30" text:style-name="Internet_20_link" text:visited-style-name="Visited_20_Internet_20_Link">qo</text:a><text:a xlink:type="simple" xlink:href="http://inuhoshi-to-darkpen.deviantart.com/art/Taste-of-Nightmare-Night-408471390?q=favby%3ACahandariella%2F61164104&amp;qo=30" text:style-name="Internet_20_link" text:visited-style-name="Visited_20_Internet_20_Link">=30</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3T21:23:40.322000000</dc:date>
    <meta:editing-duration>PT1M17S</meta:editing-duration>
    <meta:document-statistic meta:table-count="0" meta:image-count="0" meta:object-count="0" meta:page-count="3" meta:paragraph-count="31" meta:word-count="1006" meta:character-count="7090" meta:non-whitespace-character-count="6107"/>
  </office:meta>
</office:document-meta>
</file>